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fo:min-height="0.556cm" fo:min-width="0.743cm" draw:shadow="hidden"/>
    </style:style>
    <style:style style:name="gr2" style:family="graphic" style:parent-style-name="standard">
      <style:graphic-properties draw:fill="solid" draw:fill-color="#ffb433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headline">
      <style:graphic-properties draw:textarea-horizontal-align="left" draw:auto-grow-height="true" fo:min-height="1.026cm" fo:min-width="14.105cm"/>
    </style:style>
    <style:style style:name="gr5" style:family="graphic" style:parent-style-name="desc">
      <style:graphic-properties draw:textarea-horizontal-align="left" draw:auto-grow-height="true" fo:min-height="0cm" fo:min-width="0cm"/>
    </style:style>
    <style:style style:name="gr6" style:family="graphic" style:parent-style-name="desc">
      <style:graphic-properties draw:textarea-horizontal-align="left" draw:auto-grow-height="true" draw:auto-grow-width="true" fo:min-height="0cm" fo:min-width="0cm"/>
    </style:style>
    <style:style style:name="gr7" style:family="graphic" style:parent-style-name="desc">
      <style:graphic-properties draw:textarea-horizontal-align="left" draw:auto-grow-height="true" fo:min-height="0.32cm" fo:min-width="0.061cm"/>
    </style:style>
    <style:style style:name="gr8" style:family="graphic" style:parent-style-name="desc">
      <style:graphic-properties draw:textarea-horizontal-align="left" draw:auto-grow-height="true" fo:min-height="0.205cm" fo:min-width="0cm"/>
    </style:style>
    <style:style style:name="gr9" style:family="graphic" style:parent-style-name="desc">
      <style:graphic-properties svg:stroke-color="#000000" draw:textarea-horizontal-align="left" draw:auto-grow-height="true" fo:min-height="0cm" fo:min-width="0cm"/>
    </style:style>
    <style:style style:name="gr10" style:family="graphic" style:parent-style-name="standard">
      <style:graphic-properties draw:fill="solid" draw:fill-color="#7da647"/>
    </style:style>
    <style:style style:name="gr11" style:family="graphic" style:parent-style-name="standard">
      <style:graphic-properties draw:fill="solid" draw:fill-color="#b3b3b3" fo:min-height="0.295cm" fo:min-width="1.698cm"/>
    </style:style>
    <style:style style:name="gr12" style:family="graphic" style:parent-style-name="standard">
      <style:graphic-properties draw:fill="solid" draw:fill-color="#b3b3b3" fo:min-height="0.296cm" fo:min-width="1.481cm"/>
    </style:style>
    <style:style style:name="gr13" style:family="graphic" style:parent-style-name="standard">
      <style:graphic-properties draw:fill="solid" draw:fill-color="#7da647" fo:min-height="0.295cm" fo:min-width="1.951cm"/>
    </style:style>
    <style:style style:name="gr14" style:family="graphic" style:parent-style-name="standard">
      <style:graphic-properties draw:fill="solid" draw:fill-color="#eb613d" draw:auto-grow-height="false" draw:auto-grow-width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ffb433" draw:auto-grow-height="false" draw:auto-grow-width="false"/>
    </style:style>
    <style:style style:name="gr17" style:family="graphic" style:parent-style-name="standard">
      <style:graphic-properties draw:fill="solid" draw:fill-color="#99ccff" draw:auto-grow-height="false" draw:auto-grow-width="false"/>
    </style:style>
    <style:style style:name="gr18" style:family="graphic" style:parent-style-name="standard">
      <style:graphic-properties draw:fill="solid" draw:fill-color="#eb613d" draw:shadow="hidden"/>
    </style:style>
    <style:style style:name="gr19" style:family="graphic" style:parent-style-name="standard">
      <style:graphic-properties draw:fill="solid" draw:fill-color="#99ccff"/>
    </style:style>
    <style:style style:name="gr20" style:family="graphic" style:parent-style-name="standard">
      <style:graphic-properties draw:fill="solid" draw:fill-color="#99ccff" fo:min-height="0.556cm" fo:min-width="1.8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="solid" draw:fill-color="#7da647" draw:auto-grow-height="false" draw:auto-grow-width="false"/>
    </style:style>
    <style:style style:name="gr23" style:family="graphic" style:parent-style-name="standard">
      <style:graphic-properties draw:fill="solid" draw:fill-color="#9999ff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solid" draw:fill-color="#b3b3b3" fo:min-height="0.295cm" fo:min-width="1.951cm"/>
    </style:style>
    <style:style style:name="gr25" style:family="graphic" style:parent-style-name="standard">
      <style:graphic-properties draw:fill="solid" draw:fill-color="#b3b3b3"/>
    </style:style>
    <style:style style:name="gr26" style:family="graphic" style:parent-style-name="standard">
      <style:graphic-properties draw:fill="solid" draw:fill-color="#b3b3b3" draw:auto-grow-height="false" draw:auto-grow-width="false"/>
    </style:style>
    <style:style style:name="gr2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8" style:family="graphic" style:parent-style-name="standard">
      <style:graphic-properties draw:fill="solid" draw:fill-color="#ffffff" draw:auto-grow-height="false" draw:auto-grow-width="false"/>
    </style:style>
    <style:style style:name="gr29" style:family="graphic" style:parent-style-name="standard">
      <style:graphic-properties draw:fill="solid" draw:fill-color="#ffffff" draw:auto-grow-height="false" draw:auto-grow-width="false" fo:padding-left="0.2cm" fo:padding-right="0.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indent="0cm"/>
      <style:text-properties fo:font-style="italic" fo:font-weight="bold"/>
    </style:style>
    <style:style style:name="P4" style:family="paragraph">
      <style:paragraph-properties fo:margin-left="0cm" fo:margin-right="0cm" fo:text-indent="0cm"/>
      <style:text-properties fo:font-style="normal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justify" fo:text-indent="0cm"/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style:use-window-font-color="true"/>
    </style:style>
    <style:style style:name="P9" style:family="paragraph">
      <style:paragraph-properties fo:margin-left="0cm" fo:margin-right="0cm" fo:text-indent="0cm"/>
      <style:text-properties fo:font-style="normal"/>
    </style:style>
    <style:style style:name="P10" style:family="paragraph">
      <style:paragraph-properties fo:margin-left="0cm" fo:margin-right="0cm" fo:text-indent="0cm"/>
      <style:text-properties fo:font-weight="normal"/>
    </style:style>
    <style:style style:name="P11" style:family="paragraph">
      <style:text-properties fo:font-size="18pt" fo:font-weight="bold"/>
    </style:style>
    <style:style style:name="P12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13" style:family="paragraph">
      <style:text-properties fo:font-size="14pt" fo:font-weight="bold"/>
    </style:style>
    <style:style style:name="T1" style:family="text">
      <style:text-properties fo:font-weight="bold"/>
    </style:style>
    <style:style style:name="T2" style:family="text">
      <style:text-properties fo:font-style="normal" fo:font-weight="bold"/>
    </style:style>
    <style:style style:name="T3" style:family="text">
      <style:text-properties fo:font-style="italic" fo:font-weight="bold"/>
    </style:style>
    <style:style style:name="T4" style:family="text"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T5" style:family="text">
      <style:text-properties style:use-window-font-color="true"/>
    </style:style>
    <style:style style:name="T6" style:family="text">
      <style:text-properties fo:font-size="18pt" fo:font-weight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4pt" fo:font-weight="bold"/>
    </style:style>
    <style:style style:name="T9" style:family="text">
      <style:text-properties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id="id1" draw:layer="layout" svg:width="1.251cm" svg:height="0.818cm" svg:x="15.43cm" svg:y="8.228cm">
          <draw:text-box>
            <text:p text:style-name="P1"><text:span text:style-name="T1">MP</text:span></text:p>
          </draw:text-box>
        </draw:frame>
        <draw:frame draw:style-name="gr2" draw:text-style-name="P1" draw:id="id2" draw:layer="layout" svg:width="4.1cm" svg:height="0.806cm" svg:x="19.697cm" svg:y="8.234cm">
          <draw:text-box>
            <text:p text:style-name="P1">MP_IN_GROUP</text:p>
          </draw:text-box>
          <draw:glue-point draw:id="4" svg:x="2.429cm" svg:y="5cm"/>
        </draw:frame>
        <draw:frame draw:style-name="gr2" draw:text-style-name="P3" draw:id="id3" draw:layer="layout" svg:width="2.589cm" svg:height="0.818cm" svg:x="26.354cm" svg:y="8.228cm">
          <draw:text-box>
            <text:p text:style-name="P1"><text:span text:style-name="T2">GROUP</text:span><text:span text:style-name="T3">_</text:span></text:p>
          </draw:text-box>
          <draw:glue-point draw:id="4" svg:x="5cm" svg:y="2.245cm"/>
          <draw:glue-point draw:id="5" svg:x="-5cm" svg:y="2.493cm"/>
        </draw:frame>
        <draw:frame draw:style-name="gr2" draw:text-style-name="P4" draw:id="id4" draw:layer="layout" svg:width="3.796cm" svg:height="0.818cm" svg:x="31.504cm" svg:y="8.228cm">
          <draw:text-box>
            <text:p text:style-name="P1"><text:span text:style-name="T2">GROUP_KIND</text:span></text:p>
          </draw:text-box>
        </draw:frame>
        <draw:frame draw:style-name="gr2" draw:text-style-name="P3" draw:id="id5" draw:layer="layout" svg:width="2.149cm" svg:height="0.818cm" svg:x="20.673cm" svg:y="4.49cm">
          <draw:text-box>
            <text:p text:style-name="P1"><text:span text:style-name="T2">ROLE</text:span><text:span text:style-name="T3">_</text:span></text:p>
          </draw:text-box>
        </draw:frame>
        <draw:connector draw:style-name="gr3" draw:text-style-name="P5" draw:layer="layout" svg:x1="16.681cm" svg:y1="8.637cm" svg:x2="19.697cm" svg:y2="8.637cm" draw:start-shape="id1" draw:start-glue-point="1" draw:end-shape="id2" svg:d="m16681 8637h3016">
          <text:p/>
        </draw:connector>
        <draw:frame draw:style-name="gr4" draw:text-style-name="P7" draw:layer="layout" svg:width="40cm" svg:height="1.492cm" svg:x="1cm" svg:y="1.435cm">
          <draw:text-box>
            <text:p text:style-name="P6"><text:span text:style-name="T4"><text:s text:c="106"/></text:span><text:span text:style-name="T4">KohoVolit.eu Generación Cuarta</text:span></text:p>
          </draw:text-box>
        </draw:frame>
        <draw:frame draw:style-name="gr5" draw:layer="layout" svg:width="0.637cm" svg:height="0.64cm" svg:x="21.246cm" svg:y="7.715cm">
          <draw:text-box>
            <text:p text:style-name="P1">*</text:p>
          </draw:text-box>
        </draw:frame>
        <draw:connector draw:style-name="gr3" draw:text-style-name="P5" draw:layer="layout" svg:x1="23.797cm" svg:y1="8.637cm" svg:x2="26.354cm" svg:y2="8.637cm" draw:start-shape="id2" draw:start-glue-point="1" draw:end-shape="id3" svg:d="m23797 8637h2557">
          <text:p/>
        </draw:connector>
        <draw:frame draw:style-name="gr5" draw:text-style-name="P1" draw:layer="layout" svg:width="0.637cm" svg:height="0.64cm" svg:x="19.215cm" svg:y="8.115cm">
          <draw:text-box>
            <text:p text:style-name="P1">*</text:p>
          </draw:text-box>
        </draw:frame>
        <draw:frame draw:style-name="gr5" draw:text-style-name="P1" draw:layer="layout" svg:width="0.697cm" svg:height="0.64cm" svg:x="30.947cm" svg:y="8.015cm">
          <draw:text-box>
            <text:p text:style-name="P1">1</text:p>
          </draw:text-box>
        </draw:frame>
        <draw:frame draw:style-name="gr6" draw:layer="layout" svg:width="2.458cm" svg:height="0.64cm" svg:x="27.325cm" svg:y="9.515cm">
          <draw:text-box>
            <text:p text:style-name="P1">subgroup_of</text:p>
          </draw:text-box>
        </draw:frame>
        <draw:frame draw:style-name="gr5" draw:layer="layout" svg:width="0.697cm" svg:height="0.64cm" svg:x="35.211cm" svg:y="8.049cm">
          <draw:text-box>
            <text:p text:style-name="P1">1</text:p>
          </draw:text-box>
        </draw:frame>
        <draw:frame draw:style-name="gr5" draw:layer="layout" svg:width="0.637cm" svg:height="0.64cm" svg:x="32.878cm" svg:y="9.028cm">
          <draw:text-box>
            <text:p text:style-name="P1">*</text:p>
          </draw:text-box>
        </draw:frame>
        <draw:connector draw:style-name="gr3" draw:text-style-name="P5" draw:layer="layout" svg:x1="31.504cm" svg:y1="8.637cm" svg:x2="28.943cm" svg:y2="8.637cm" draw:start-shape="id4" draw:end-shape="id3" draw:end-glue-point="1" svg:d="m31504 8637h-2561">
          <text:p/>
        </draw:connector>
        <draw:frame draw:style-name="gr5" draw:text-style-name="P1" draw:layer="layout" svg:width="0.637cm" svg:height="0.64cm" svg:x="28.818cm" svg:y="8.139cm">
          <draw:text-box>
            <text:p text:style-name="P1">*</text:p>
          </draw:text-box>
        </draw:frame>
        <draw:connector draw:style-name="gr3" draw:text-style-name="P5" draw:layer="layout" svg:x1="21.747cm" svg:y1="8.234cm" svg:x2="21.747cm" svg:y2="5.308cm" draw:start-shape="id2" draw:start-glue-point="0" draw:end-shape="id5" draw:end-glue-point="2" svg:d="m21747 8234v-2926">
          <text:p/>
        </draw:connector>
        <draw:frame draw:style-name="gr7" draw:text-style-name="P1" draw:layer="layout" svg:width="0.697cm" svg:height="0.64cm" svg:x="21.155cm" svg:y="5.31cm">
          <draw:text-box>
            <text:p text:style-name="P1">1</text:p>
          </draw:text-box>
        </draw:frame>
        <draw:frame draw:style-name="gr5" draw:layer="layout" svg:width="0.637cm" svg:height="0.64cm" svg:x="23.647cm" svg:y="8.111cm">
          <draw:text-box>
            <text:p text:style-name="P1">*</text:p>
          </draw:text-box>
        </draw:frame>
        <draw:connector draw:style-name="gr3" draw:text-style-name="P5" draw:layer="layout" svg:x1="35.311cm" svg:y1="8.631cm" svg:x2="33.402cm" svg:y2="9.034cm" draw:start-shape="id4" draw:start-glue-point="1" draw:end-shape="id4" draw:end-glue-point="2" svg:d="m35311 8631h513v916h-2422v-513">
          <text:p/>
        </draw:connector>
        <draw:frame draw:style-name="gr5" draw:layer="layout" svg:width="2.208cm" svg:height="0.64cm" svg:x="33.504cm" svg:y="9.523cm">
          <draw:text-box>
            <text:p text:style-name="P1">subkind_of</text:p>
          </draw:text-box>
        </draw:frame>
        <draw:frame draw:style-name="gr5" draw:layer="layout" svg:width="0.637cm" svg:height="0.64cm" svg:x="27.161cm" svg:y="7.703cm">
          <draw:text-box>
            <text:p text:style-name="P1">*</text:p>
          </draw:text-box>
        </draw:frame>
        <draw:frame draw:style-name="gr5" draw:text-style-name="P1" draw:layer="layout" svg:width="0.697cm" svg:height="0.64cm" svg:x="25.786cm" svg:y="8.015cm">
          <draw:text-box>
            <text:p text:style-name="P1">1</text:p>
          </draw:text-box>
        </draw:frame>
        <draw:frame draw:style-name="gr8" draw:text-style-name="P1" draw:layer="layout" svg:width="0.697cm" svg:height="0.64cm" svg:x="28.8cm" svg:y="8.8cm">
          <draw:text-box>
            <text:p text:style-name="P1">1</text:p>
          </draw:text-box>
        </draw:frame>
        <draw:frame draw:style-name="gr9" draw:text-style-name="P8" draw:layer="layout" svg:width="0.697cm" svg:height="0.64cm" svg:x="27.093cm" svg:y="5.327cm">
          <draw:text-box>
            <text:p text:style-name="P1"><text:span text:style-name="T5">1</text:span></text:p>
          </draw:text-box>
        </draw:frame>
        <draw:frame draw:style-name="gr5" draw:text-style-name="P1" draw:layer="layout" svg:width="0.637cm" svg:height="0.64cm" svg:x="27.083cm" svg:y="9.037cm">
          <draw:text-box>
            <text:p text:style-name="P1">*</text:p>
          </draw:text-box>
        </draw:frame>
        <draw:frame draw:style-name="gr10" draw:text-style-name="P4" draw:id="id9" draw:layer="layout" svg:width="1.907cm" svg:height="0.818cm" svg:x="26.695cm" svg:y="4.49cm">
          <draw:text-box>
            <text:p text:style-name="P1"><text:span text:style-name="T2">TERM</text:span></text:p>
          </draw:text-box>
        </draw:frame>
        <draw:frame draw:style-name="gr11" draw:text-style-name="P2" draw:id="id8" draw:layer="layout" svg:width="3.575cm" svg:height="0.818cm" svg:x="19.96cm" svg:y="23.041cm">
          <draw:text-box>
            <text:p text:style-name="P1"><text:span text:style-name="T1">LANGUAGE_</text:span></text:p>
          </draw:text-box>
        </draw:frame>
        <draw:frame draw:style-name="gr12" draw:text-style-name="P3" draw:id="id6" draw:layer="layout" svg:width="2.923cm" svg:height="0.818cm" svg:x="20.285cm" svg:y="15.799cm">
          <draw:text-box>
            <text:p text:style-name="P1"><text:span text:style-name="T2">COUNTRY</text:span></text:p>
          </draw:text-box>
        </draw:frame>
        <draw:frame draw:style-name="gr13" draw:text-style-name="P3" draw:id="id7" draw:layer="layout" svg:width="3.681cm" svg:height="0.818cm" svg:x="19.907cm" svg:y="19.499cm">
          <draw:text-box>
            <text:p text:style-name="P1"><text:span text:style-name="T2">PARLIAMENT</text:span></text:p>
          </draw:text-box>
          <draw:glue-point draw:id="4" svg:x="5cm" svg:y="-2.568cm"/>
        </draw:frame>
        <draw:connector draw:style-name="gr3" draw:text-style-name="P5" draw:layer="layout" svg:x1="21.746cm" svg:y1="16.617cm" svg:x2="21.747cm" svg:y2="19.499cm" draw:start-shape="id6" draw:start-glue-point="2" draw:end-shape="id7" draw:end-glue-point="0" svg:d="m21746 16617v1441h1v1441">
          <text:p/>
        </draw:connector>
        <draw:frame draw:style-name="gr5" draw:layer="layout" svg:width="0.697cm" svg:height="0.64cm" svg:x="21.234cm" svg:y="16.563cm">
          <draw:text-box>
            <text:p text:style-name="P1">1</text:p>
          </draw:text-box>
        </draw:frame>
        <draw:frame draw:style-name="gr5" draw:layer="layout" svg:width="0.637cm" svg:height="0.64cm" svg:x="21.259cm" svg:y="19.04cm">
          <draw:text-box>
            <text:p text:style-name="P1">*</text:p>
          </draw:text-box>
        </draw:frame>
        <draw:frame draw:style-name="gr14" draw:text-style-name="P1" draw:layer="layout" svg:width="2.03cm" svg:height="0.806cm" svg:x="1.935cm" svg:y="22.093cm">
          <draw:text-box>
            <text:p/>
          </draw:text-box>
        </draw:frame>
        <draw:frame draw:style-name="gr15" draw:layer="layout" svg:width="1.243cm" svg:height="0.806cm" svg:x="4.31cm" svg:y="22.093cm">
          <draw:text-box>
            <text:p text:style-name="P1">MP</text:p>
          </draw:text-box>
        </draw:frame>
        <draw:frame draw:style-name="gr16" draw:text-style-name="P9" draw:layer="layout" svg:width="2.03cm" svg:height="0.806cm" svg:x="1.935cm" svg:y="23.393cm">
          <draw:text-box>
            <text:p/>
          </draw:text-box>
        </draw:frame>
        <draw:frame draw:style-name="gr15" draw:layer="layout" svg:width="2.314cm" svg:height="0.806cm" svg:x="4.31cm" svg:y="23.393cm">
          <draw:text-box>
            <text:p text:style-name="P1">GROUP</text:p>
          </draw:text-box>
        </draw:frame>
        <draw:frame draw:style-name="gr17" draw:text-style-name="P10" draw:layer="layout" svg:width="2.03cm" svg:height="0.806cm" svg:x="1.935cm" svg:y="24.693cm">
          <draw:text-box>
            <text:p/>
          </draw:text-box>
        </draw:frame>
        <draw:frame draw:style-name="gr15" draw:layer="layout" svg:width="1.577cm" svg:height="0.806cm" svg:x="4.31cm" svg:y="24.693cm">
          <draw:text-box>
            <text:p text:style-name="P1">WTT</text:p>
          </draw:text-box>
        </draw:frame>
        <draw:frame draw:style-name="gr15" draw:text-style-name="P11" draw:layer="layout" svg:width="2.763cm" svg:height="0.983cm" svg:x="1.635cm" svg:y="19.875cm">
          <draw:text-box>
            <text:p text:style-name="P1"><text:span text:style-name="T6">Legend</text:span></text:p>
          </draw:text-box>
        </draw:frame>
        <draw:frame draw:style-name="gr5" draw:layer="layout" svg:width="0.697cm" svg:height="0.64cm" svg:x="15.506cm" svg:y="7.615cm">
          <draw:text-box>
            <text:p text:style-name="P1">1</text:p>
          </draw:text-box>
        </draw:frame>
        <draw:connector draw:style-name="gr3" draw:text-style-name="P5" draw:layer="layout" svg:x1="21.747cm" svg:y1="20.317cm" svg:x2="21.747cm" svg:y2="23.041cm" draw:start-shape="id7" draw:start-glue-point="2" draw:end-shape="id8" svg:d="m21747 20317v2724">
          <text:p/>
        </draw:connector>
        <draw:frame draw:style-name="gr5" draw:layer="layout" svg:width="0.697cm" svg:height="0.64cm" svg:x="21.213cm" svg:y="22.463cm">
          <draw:text-box>
            <text:p text:style-name="P1">1</text:p>
          </draw:text-box>
        </draw:frame>
        <draw:frame draw:style-name="gr5" draw:layer="layout" svg:width="0.637cm" svg:height="0.64cm" svg:x="21.269cm" svg:y="20.24cm">
          <draw:text-box>
            <text:p text:style-name="P1">*</text:p>
          </draw:text-box>
        </draw:frame>
        <draw:connector draw:style-name="gr3" draw:text-style-name="P5" draw:layer="layout" svg:x1="27.648cm" svg:y1="5.308cm" svg:x2="27.648cm" svg:y2="8.228cm" draw:start-shape="id9" draw:start-glue-point="2" draw:end-shape="id3" draw:end-glue-point="0" svg:d="m27648 5308v2920">
          <text:p/>
        </draw:connector>
        <draw:frame draw:style-name="gr2" draw:text-style-name="P3" draw:id="id10" draw:layer="layout" svg:width="2.123cm" svg:height="0.818cm" svg:x="20.686cm" svg:y="12.099cm">
          <draw:text-box>
            <text:p text:style-name="P1"><text:span text:style-name="T2">PARTY</text:span></text:p>
          </draw:text-box>
        </draw:frame>
        <draw:connector draw:style-name="gr3" draw:text-style-name="P5" draw:layer="layout" svg:x1="21.747cm" svg:y1="15.799cm" svg:x2="21.747cm" svg:y2="12.905cm" draw:start-shape="id6" draw:start-glue-point="0" draw:end-shape="id10" draw:end-glue-point="2" svg:d="m21747 15799v-2894">
          <text:p/>
        </draw:connector>
        <draw:frame draw:style-name="gr5" draw:layer="layout" svg:width="0.697cm" svg:height="0.64cm" svg:x="21.228cm" svg:y="15.188cm">
          <draw:text-box>
            <text:p text:style-name="P1">1</text:p>
          </draw:text-box>
        </draw:frame>
        <draw:frame draw:style-name="gr5" draw:layer="layout" svg:width="0.637cm" svg:height="0.64cm" svg:x="21.25cm" svg:y="12.94cm">
          <draw:text-box>
            <text:p text:style-name="P1">*</text:p>
          </draw:text-box>
        </draw:frame>
        <draw:connector draw:style-name="gr3" draw:text-style-name="P5" draw:layer="layout" svg:x1="21.747cm" svg:y1="12.099cm" svg:x2="21.747cm" svg:y2="9.04cm" draw:start-shape="id10" draw:start-glue-point="0" draw:end-shape="id2" draw:end-glue-point="2" svg:d="m21747 12099v-3059">
          <text:p/>
        </draw:connector>
        <draw:frame draw:style-name="gr5" draw:layer="layout" svg:width="1.086cm" svg:height="0.64cm" svg:x="20.805cm" svg:y="11.488cm">
          <draw:text-box>
            <text:p text:style-name="P1">0..1</text:p>
          </draw:text-box>
        </draw:frame>
        <draw:frame draw:style-name="gr18" draw:text-style-name="P1" draw:id="id12" draw:layer="layout" svg:width="2.314cm" svg:height="0.806cm" svg:x="14.898cm" svg:y="4.49cm">
          <draw:text-box>
            <text:p text:style-name="P1">OFFICE</text:p>
          </draw:text-box>
        </draw:frame>
        <draw:frame draw:style-name="gr19" draw:text-style-name="P1" draw:id="id11" draw:layer="layout" svg:width="4.363cm" svg:height="0.806cm" svg:x="7.911cm" svg:y="8.234cm">
          <draw:text-box>
            <text:p text:style-name="P1">LETTER_TO_MP</text:p>
          </draw:text-box>
        </draw:frame>
        <draw:connector draw:style-name="gr3" draw:text-style-name="P5" draw:layer="layout" svg:x1="15.43cm" svg:y1="8.637cm" svg:x2="12.274cm" svg:y2="8.637cm" draw:start-shape="id1" draw:start-glue-point="3" draw:end-shape="id11" draw:end-glue-point="1" svg:d="m15430 8637h-3156">
          <text:p/>
        </draw:connector>
        <draw:connector draw:style-name="gr3" draw:text-style-name="P5" draw:layer="layout" svg:x1="16.055cm" svg:y1="8.228cm" svg:x2="16.055cm" svg:y2="5.296cm" draw:start-shape="id1" draw:start-glue-point="0" draw:end-shape="id12" draw:end-glue-point="2" svg:d="m16055 8228v-2932">
          <text:p/>
        </draw:connector>
        <draw:frame draw:style-name="gr5" draw:layer="layout" svg:width="0.697cm" svg:height="0.64cm" svg:x="16.571cm" svg:y="8.015cm">
          <draw:text-box>
            <text:p text:style-name="P1">1</text:p>
          </draw:text-box>
        </draw:frame>
        <draw:frame draw:style-name="gr5" draw:layer="layout" svg:width="0.637cm" svg:height="0.64cm" svg:x="15.541cm" svg:y="5.311cm">
          <draw:text-box>
            <text:p text:style-name="P1">*</text:p>
          </draw:text-box>
        </draw:frame>
        <draw:frame draw:style-name="gr5" draw:layer="layout" svg:width="0.637cm" svg:height="0.64cm" svg:x="12.241cm" svg:y="8.111cm">
          <draw:text-box>
            <text:p text:style-name="P1">*</text:p>
          </draw:text-box>
        </draw:frame>
        <draw:frame draw:style-name="gr10" draw:text-style-name="P3" draw:id="id13" draw:layer="layout" svg:width="4.397cm" svg:height="0.818cm" svg:x="25.45cm" svg:y="12.099cm">
          <draw:text-box>
            <text:p text:style-name="P1"><text:span text:style-name="T2">CONSTITUENCY</text:span></text:p>
          </draw:text-box>
        </draw:frame>
        <draw:connector draw:style-name="gr3" draw:text-style-name="P5" draw:layer="layout" svg:x1="22.742cm" svg:y1="9.04cm" svg:x2="27.648cm" svg:y2="12.099cm" draw:start-shape="id2" draw:start-glue-point="4" draw:end-shape="id13" draw:end-glue-point="0" svg:d="m22742 9040v1530h4906v1529">
          <text:p/>
        </draw:connector>
        <draw:frame draw:style-name="gr5" draw:text-style-name="P1" draw:layer="measurelines" svg:width="0.637cm" svg:height="0.64cm" svg:x="22.219cm" svg:y="9.039cm">
          <draw:text-box>
            <text:p text:style-name="P1">*</text:p>
          </draw:text-box>
        </draw:frame>
        <draw:frame draw:style-name="gr19" draw:text-style-name="P1" draw:id="id14" draw:layer="measurelines" svg:width="1.848cm" svg:height="0.806cm" svg:x="26.724cm" svg:y="15.699cm">
          <draw:text-box>
            <text:p text:style-name="P1">AREA</text:p>
          </draw:text-box>
        </draw:frame>
        <draw:connector draw:style-name="gr3" draw:text-style-name="P5" draw:layer="measurelines" svg:x1="27.648cm" svg:y1="15.699cm" svg:x2="27.648cm" svg:y2="12.917cm" draw:start-shape="id14" draw:start-glue-point="0" draw:end-shape="id13" svg:d="m27648 15699v-2782">
          <text:p/>
        </draw:connector>
        <draw:frame draw:style-name="gr5" draw:text-style-name="P1" draw:layer="measurelines" svg:width="0.697cm" svg:height="0.64cm" svg:x="27.124cm" svg:y="12.915cm">
          <draw:text-box>
            <text:p text:style-name="P1">1</text:p>
          </draw:text-box>
        </draw:frame>
        <draw:frame draw:style-name="gr5" draw:text-style-name="P1" draw:layer="measurelines" svg:width="0.637cm" svg:height="0.64cm" svg:x="27.135cm" svg:y="15.27cm">
          <draw:text-box>
            <text:p text:style-name="P1">*</text:p>
          </draw:text-box>
        </draw:frame>
        <draw:frame draw:style-name="gr5" draw:layer="layout" svg:width="0.637cm" svg:height="0.64cm" svg:x="21.141cm" svg:y="9.111cm">
          <draw:text-box>
            <text:p text:style-name="P1">*</text:p>
          </draw:text-box>
        </draw:frame>
        <draw:frame draw:style-name="gr20" draw:text-style-name="P12" draw:id="id15" draw:layer="layout" svg:width="2.394cm" svg:height="0.806cm" svg:x="3.065cm" svg:y="8.228cm">
          <draw:text-box>
            <text:p text:style-name="P12"><text:span text:style-name="T7">LETTER</text:span></text:p>
          </draw:text-box>
        </draw:frame>
        <draw:frame draw:style-name="gr5" draw:layer="layout" svg:width="0.697cm" svg:height="0.64cm" svg:x="5.372cm" svg:y="8.015cm">
          <draw:text-box>
            <text:p text:style-name="P1">1</text:p>
          </draw:text-box>
        </draw:frame>
        <draw:connector draw:style-name="gr3" draw:text-style-name="P5" draw:layer="layout" svg:x1="5.459cm" svg:y1="8.631cm" svg:x2="7.911cm" svg:y2="8.637cm" draw:start-shape="id15" draw:start-glue-point="1" draw:end-shape="id11" draw:end-glue-point="3" svg:d="m5459 8631h1226v6h1226">
          <text:p/>
        </draw:connector>
        <draw:frame draw:style-name="gr5" draw:layer="layout" svg:width="0.637cm" svg:height="0.64cm" svg:x="7.342cm" svg:y="8.111cm">
          <draw:text-box>
            <text:p text:style-name="P1">*</text:p>
          </draw:text-box>
        </draw:frame>
        <draw:frame draw:style-name="gr5" draw:layer="layout" svg:width="0.697cm" svg:height="0.64cm" svg:x="14.872cm" svg:y="8.015cm">
          <draw:text-box>
            <text:p text:style-name="P1">1</text:p>
          </draw:text-box>
        </draw:frame>
        <draw:frame draw:style-name="gr15" draw:text-style-name="P13" draw:layer="layout" svg:width="2.784cm" svg:height="0.818cm" svg:x="1.635cm" svg:y="20.976cm">
          <draw:text-box>
            <text:p text:style-name="P1"><text:span text:style-name="T8">Packages</text:span></text:p>
          </draw:text-box>
        </draw:frame>
        <draw:frame draw:style-name="gr21" draw:layer="layout" svg:width="0.502cm" svg:height="1.204cm" svg:x="3.702cm" svg:y="22.64cm">
          <draw:text-box>
            <text:p/>
          </draw:text-box>
        </draw:frame>
        <draw:frame draw:style-name="gr22" draw:text-style-name="P10" draw:layer="layout" svg:width="2.03cm" svg:height="0.806cm" svg:x="1.935cm" svg:y="25.993cm">
          <draw:text-box>
            <text:p/>
          </draw:text-box>
        </draw:frame>
        <draw:frame draw:style-name="gr15" draw:layer="layout" svg:width="3.622cm" svg:height="0.806cm" svg:x="4.31cm" svg:y="25.993cm">
          <draw:text-box>
            <text:p text:style-name="P1">PARLIAMENT</text:p>
          </draw:text-box>
        </draw:frame>
        <draw:frame draw:style-name="gr19" draw:text-style-name="P1" draw:id="id16" draw:layer="layout" svg:width="2.678cm" svg:height="0.806cm" svg:x="2.923cm" svg:y="11.96cm">
          <draw:text-box>
            <text:p text:style-name="P1">ANSWER</text:p>
          </draw:text-box>
        </draw:frame>
        <draw:frame draw:style-name="gr5" draw:layer="layout" svg:width="0.697cm" svg:height="0.64cm" svg:x="15.47cm" svg:y="9.15cm">
          <draw:text-box>
            <text:p text:style-name="P1">1</text:p>
          </draw:text-box>
        </draw:frame>
        <draw:connector draw:style-name="gr3" draw:text-style-name="P5" draw:layer="layout" svg:x1="5.601cm" svg:y1="12.363cm" svg:x2="16.055cm" svg:y2="9.046cm" draw:start-shape="id16" draw:start-glue-point="1" draw:end-shape="id1" draw:end-glue-point="2" svg:d="m5601 12363h10454v-3317">
          <text:p/>
        </draw:connector>
        <draw:frame draw:style-name="gr5" draw:layer="layout" svg:width="0.637cm" svg:height="0.64cm" svg:x="5.543cm" svg:y="11.911cm">
          <draw:text-box>
            <text:p text:style-name="P1">*</text:p>
          </draw:text-box>
        </draw:frame>
        <draw:connector draw:style-name="gr3" draw:text-style-name="P5" draw:layer="layout" svg:x1="4.262cm" svg:y1="9.034cm" svg:x2="4.262cm" svg:y2="11.96cm" draw:start-shape="id15" draw:start-glue-point="2" draw:end-shape="id16" draw:end-glue-point="0" svg:d="m4262 9034v2926">
          <text:p/>
        </draw:connector>
        <draw:frame draw:style-name="gr5" draw:layer="layout" svg:width="0.697cm" svg:height="0.64cm" svg:x="4.173cm" svg:y="9.115cm">
          <draw:text-box>
            <text:p text:style-name="P1">1</text:p>
          </draw:text-box>
        </draw:frame>
        <draw:frame draw:style-name="gr5" draw:layer="layout" svg:width="0.637cm" svg:height="0.64cm" svg:x="4.244cm" svg:y="11.411cm">
          <draw:text-box>
            <text:p text:style-name="P1">*</text:p>
          </draw:text-box>
        </draw:frame>
        <draw:connector draw:style-name="gr3" draw:text-style-name="P5" draw:layer="layout" draw:line-skew="-0.179cm" svg:x1="23.587cm" svg:y1="19.698cm" svg:x2="26.354cm" svg:y2="8.84cm" draw:start-shape="id7" draw:start-glue-point="4" draw:end-shape="id3" draw:end-glue-point="5" svg:d="m23587 19698h1205v-10858h1562">
          <text:p/>
        </draw:connector>
        <draw:frame draw:style-name="gr5" draw:text-style-name="P1" draw:layer="layout" svg:width="0.697cm" svg:height="0.64cm" svg:x="23.375cm" svg:y="19.157cm">
          <draw:text-box>
            <text:p text:style-name="P1">1</text:p>
          </draw:text-box>
        </draw:frame>
        <draw:frame draw:style-name="gr5" draw:text-style-name="P1" draw:layer="layout" svg:width="0.637cm" svg:height="0.64cm" svg:x="25.82cm" svg:y="8.793cm">
          <draw:text-box>
            <text:p text:style-name="P1">*</text:p>
          </draw:text-box>
        </draw:frame>
        <draw:connector draw:style-name="gr3" draw:text-style-name="P5" draw:layer="layout" svg:x1="25.45cm" svg:y1="12.508cm" svg:x2="23.587cm" svg:y2="19.698cm" draw:start-shape="id13" draw:start-glue-point="3" draw:end-shape="id7" draw:end-glue-point="4" svg:d="m25450 12508h-931v7190h-932">
          <text:p/>
        </draw:connector>
        <draw:frame draw:style-name="gr5" draw:text-style-name="P1" draw:layer="layout" svg:width="0.637cm" svg:height="0.64cm" svg:x="24.921cm" svg:y="12.539cm">
          <draw:text-box>
            <text:p text:style-name="P1">*</text:p>
          </draw:text-box>
        </draw:frame>
        <draw:frame draw:style-name="gr13" draw:text-style-name="P4" draw:id="id17" draw:layer="layout" svg:width="5.163cm" svg:height="0.818cm" svg:x="25.067cm" svg:y="19.499cm">
          <draw:text-box>
            <text:p text:style-name="P1"><text:span text:style-name="T2">PARLIAMENT_KIND</text:span></text:p>
          </draw:text-box>
        </draw:frame>
        <draw:connector draw:style-name="gr3" draw:text-style-name="P5" draw:layer="layout" svg:x1="23.588cm" svg:y1="19.908cm" svg:x2="25.067cm" svg:y2="19.908cm" draw:start-shape="id7" draw:start-glue-point="1" draw:end-shape="id17" svg:d="m23588 19908h1479">
          <text:p/>
        </draw:connector>
        <draw:frame draw:style-name="gr5" draw:text-style-name="P1" draw:layer="layout" svg:width="0.697cm" svg:height="0.64cm" svg:x="24.576cm" svg:y="19.857cm">
          <draw:text-box>
            <text:p text:style-name="P1">1</text:p>
          </draw:text-box>
        </draw:frame>
        <draw:frame draw:style-name="gr5" draw:layer="layout" svg:width="0.637cm" svg:height="0.64cm" svg:x="23.428cm" svg:y="19.94cm">
          <draw:text-box>
            <text:p text:style-name="P1">*</text:p>
          </draw:text-box>
        </draw:frame>
        <draw:connector draw:style-name="gr23" draw:text-style-name="P5" draw:layer="layout" draw:line-skew="6.497cm" svg:x1="28.6cm" svg:y1="4.893cm" svg:x2="30.253cm" svg:y2="19.902cm" draw:start-shape="id9" draw:start-glue-point="1" draw:end-shape="id17" draw:end-glue-point="1" svg:d="m28600 4893h8663v15009h-7010">
          <text:p/>
        </draw:connector>
        <draw:frame draw:style-name="gr5" draw:text-style-name="P1" draw:layer="layout" svg:width="0.697cm" svg:height="0.64cm" svg:x="30.077cm" svg:y="19.857cm">
          <draw:text-box>
            <text:p text:style-name="P1">1</text:p>
          </draw:text-box>
        </draw:frame>
        <draw:frame draw:style-name="gr5" draw:layer="layout" svg:width="0.637cm" svg:height="0.64cm" svg:x="28.462cm" svg:y="4.403cm">
          <draw:text-box>
            <text:p text:style-name="P1">*</text:p>
          </draw:text-box>
        </draw:frame>
        <draw:frame draw:style-name="gr24" draw:text-style-name="P9" draw:id="id18" draw:layer="layout" svg:width="3.482cm" svg:height="0.806cm" svg:x="25.85cm" svg:y="23.041cm">
          <draw:text-box>
            <text:p text:style-name="P1"><text:span text:style-name="T9">ATTRIBUTE_</text:span></text:p>
          </draw:text-box>
        </draw:frame>
        <draw:frame draw:style-name="gr25" draw:text-style-name="P9" draw:layer="layout" svg:width="2.623cm" svg:height="0.806cm" svg:x="32.032cm" svg:y="23.041cm">
          <draw:text-box>
            <text:p text:style-name="P1"><text:span text:style-name="T9">API_LOG</text:span></text:p>
          </draw:text-box>
        </draw:frame>
        <draw:frame draw:style-name="gr26" draw:text-style-name="P10" draw:layer="layout" svg:width="2.03cm" svg:height="0.806cm" svg:x="1.936cm" svg:y="27.293cm">
          <draw:text-box>
            <text:p/>
          </draw:text-box>
        </draw:frame>
        <draw:frame draw:style-name="gr15" draw:layer="layout" svg:width="1.823cm" svg:height="0.806cm" svg:x="4.311cm" svg:y="27.293cm">
          <draw:text-box>
            <text:p text:style-name="P1">BASE</text:p>
          </draw:text-box>
        </draw:frame>
        <draw:connector draw:style-name="gr27" draw:text-style-name="P5" draw:layer="layout" svg:x1="23.535cm" svg:y1="23.45cm" svg:x2="25.85cm" svg:y2="23.444cm" draw:start-shape="id8" draw:start-glue-point="1" draw:end-shape="id18" draw:end-glue-point="3" svg:d="m23535 23450h1158v-6h1157">
          <text:p/>
        </draw:connector>
        <draw:frame draw:style-name="gr5" draw:layer="layout" svg:width="0.697cm" svg:height="0.64cm" svg:x="23.377cm" svg:y="23.463cm">
          <draw:text-box>
            <text:p text:style-name="P1">1</text:p>
          </draw:text-box>
        </draw:frame>
        <draw:frame draw:style-name="gr5" draw:layer="layout" svg:width="0.637cm" svg:height="0.64cm" svg:x="25.271cm" svg:y="23.461cm">
          <draw:text-box>
            <text:p text:style-name="P1">*</text:p>
          </draw:text-box>
        </draw:frame>
        <draw:frame draw:style-name="gr28" draw:text-style-name="P1" draw:layer="layout" svg:width="2.03cm" svg:height="0.806cm" svg:x="8.436cm" svg:y="22.094cm">
          <draw:text-box>
            <text:p text:style-name="P1">TABLE</text:p>
          </draw:text-box>
        </draw:frame>
        <draw:frame draw:style-name="gr15" draw:layer="layout" svg:width="2.03cm" svg:height="0.806cm" svg:x="10.811cm" svg:y="22.094cm">
          <draw:text-box>
            <text:p text:style-name="P1">TABLE</text:p>
          </draw:text-box>
        </draw:frame>
        <draw:frame draw:style-name="gr29" draw:text-style-name="P4" draw:layer="layout" svg:width="2.03cm" svg:height="0.806cm" svg:x="8.436cm" svg:y="23.394cm">
          <draw:text-box>
            <text:p text:style-name="P1"><text:span text:style-name="T2">TABLE</text:span></text:p>
          </draw:text-box>
        </draw:frame>
        <draw:frame draw:style-name="gr15" draw:layer="layout" svg:width="6.81cm" svg:height="0.806cm" svg:x="10.811cm" svg:y="23.394cm">
          <draw:text-box>
            <text:p text:style-name="P1">TABLE, TABLE_ATTRIBUTE</text:p>
          </draw:text-box>
        </draw:frame>
        <draw:frame draw:style-name="gr15" draw:text-style-name="P13" draw:layer="layout" svg:width="4.477cm" svg:height="0.818cm" svg:x="8.136cm" svg:y="20.977cm">
          <draw:text-box>
            <text:p text:style-name="P1"><text:span text:style-name="T8">Additional tables</text:span></text:p>
          </draw:text-box>
        </draw:frame>
        <draw:frame draw:style-name="gr21" draw:layer="layout" svg:width="0.502cm" svg:height="1.204cm" svg:x="10.203cm" svg:y="22.641cm">
          <draw:text-box>
            <text:p/>
          </draw:text-box>
        </draw:frame>
        <draw:connector draw:style-name="gr3" draw:text-style-name="P5" draw:layer="layout" svg:x1="27.648cm" svg:y1="9.046cm" svg:x2="28.942cm" svg:y2="8.82cm" draw:start-shape="id3" draw:start-glue-point="2" draw:end-shape="id3" draw:end-glue-point="4" svg:d="m27648 9046v513h1808v-739h-514">
          <text:p/>
        </draw:connector>
        <draw:frame draw:style-name="gr5" draw:layer="layout" svg:width="1.086cm" svg:height="0.64cm" svg:x="26.705cm" svg:y="11.488cm">
          <draw:text-box>
            <text:p text:style-name="P1">0..1</text:p>
          </draw:text-box>
        </draw:frame>
        <draw:connector draw:style-name="gr3" draw:text-style-name="P5" draw:layer="layout" draw:line-skew="-0.699cm" svg:x1="26.695cm" svg:y1="4.899cm" svg:x2="23.208cm" svg:y2="16.208cm" draw:start-shape="id9" draw:start-glue-point="3" draw:end-shape="id6" draw:end-glue-point="1" svg:d="m26695 4899h-2442v11309h-1045">
          <text:p/>
        </draw:connector>
        <draw:frame draw:style-name="gr5" draw:layer="layout" svg:width="0.697cm" svg:height="0.64cm" svg:x="23.098cm" svg:y="15.588cm">
          <draw:text-box>
            <text:p text:style-name="P1">1</text:p>
          </draw:text-box>
        </draw:frame>
        <draw:frame draw:style-name="gr5" draw:layer="layout" svg:width="0.637cm" svg:height="0.64cm" svg:x="26.163cm" svg:y="4.403cm">
          <draw:text-box>
            <text:p text:style-name="P1">*</text:p>
          </draw:text-box>
        </draw:frame>
        <draw:connector draw:style-name="gr3" draw:text-style-name="P5" draw:layer="layout" svg:x1="19.907cm" svg:y1="19.908cm" svg:x2="17.212cm" svg:y2="4.893cm" draw:start-shape="id7" draw:start-glue-point="3" draw:end-shape="id12" draw:end-glue-point="1" svg:d="m19907 19908h-1347v-15015h-1348">
          <text:p/>
        </draw:connector>
        <draw:frame draw:style-name="gr5" draw:layer="layout" svg:width="0.637cm" svg:height="0.64cm" svg:x="17.076cm" svg:y="4.477cm">
          <draw:text-box>
            <text:p text:style-name="P1">*</text:p>
          </draw:text-box>
        </draw:frame>
        <draw:frame draw:style-name="gr5" draw:text-style-name="P1" draw:layer="layout" svg:width="0.697cm" svg:height="0.64cm" svg:x="19.376cm" svg:y="19.357cm">
          <draw:text-box>
            <text:p text:style-name="P1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cc99" draw:fill-gradient-name="Gradient_20_7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 draw:fill-color="#000000" draw:textarea-horizontal-align="center" draw:textarea-vertical-align="top" draw:auto-grow-width="false" draw:shadow-offset-x="0.305cm" draw:shadow-offset-y="0.305cm" text:animation="none"/>
      <style:paragraph-properties fo:margin-top="0.42cm" fo:margin-bottom="0.21cm" fo:text-align="end">
        <style:tab-stops/>
      </style:paragraph-properties>
      <style:text-properties fo:color="#ffffff" fo:font-family="Georgia" style:font-style-name="tučné" style:font-family-generic="roman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sc" style:family="graphic" style:parent-style-name="standard">
      <style:graphic-properties draw:stroke="none" draw:fill="none" draw:shadow-offset-x="0.305cm" draw:shadow-offset-y="0.305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9$Build-9505</meta:generator>
    <meta:initial-creator>Jaroslav Semancik</meta:initial-creator>
    <meta:creation-date>2008-01-20T12:31:04</meta:creation-date>
    <dc:creator>Jaroslav Semančík</dc:creator>
    <dc:date>2011-05-10T15:22:44.43</dc:date>
    <dc:language>cs-CZ</dc:language>
    <meta:editing-cycles>210</meta:editing-cycles>
    <meta:editing-duration>PT2117H36M10S</meta:editing-duration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